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24afa" officeooo:paragraph-rsid="00024afa"/>
    </style:style>
    <style:style style:name="P2" style:family="paragraph" style:parent-style-name="Text_20_body">
      <style:text-properties officeooo:rsid="00024afa" officeooo:paragraph-rsid="00051298"/>
    </style:style>
    <style:style style:name="P3" style:family="paragraph" style:parent-style-name="Text_20_body">
      <style:text-properties officeooo:paragraph-rsid="000512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intense pain in his arm disrupted his breathing, causing his chest to heave up and down like a bellows. But as the pain consumed him, his distorted vision began to regain its clarity. As his consciousness returned from the hallucination, the man let out a strained laugh. The blood he spat out into the void obscured the end of the alley he had just fled from, making it seem like a separate, dark space. The walls on all sides, now looming over him, pressed down as if to crush him. The man's escape through countless alleys had come to an abrupt end at a dead end. The alley ended at the deep-flowing sewer. Leaning against the metal fence at the edge of the sewer, the man trembled and looked down the alley.</text:p>
      <text:p text:style-name="Text_20_body">"Heeeey, hiiiii!"</text:p>
      <text:p text:style-name="Text_20_body">"Hieeet, stop it, stop i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21:53:37.046000000</meta:creation-date>
    <dc:date>2024-09-12T07:36:11.024000000</dc:date>
    <meta:editing-duration>PT9H32M16S</meta:editing-duration>
    <meta:editing-cycles>5</meta:editing-cycles>
    <meta:generator>LibreOffice/24.2.4.2$Windows_X86_64 LibreOffice_project/51a6219feb6075d9a4c46691dcfe0cd9c4fff3c2</meta:generator>
    <meta:document-statistic meta:table-count="0" meta:image-count="0" meta:object-count="0" meta:page-count="1" meta:paragraph-count="3" meta:word-count="140" meta:character-count="759" meta:non-whitespace-character-count="622"/>
  </office:meta>
</office:document-meta>
</file>